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justify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UTPUT:</text:p>
      <text:p text:style-name="P2"><draw:frame draw:style-name="a0" draw:name="Picture 1" text:anchor-type="as-char" svg:x="0in" svg:y="0in" svg:width="6.26806in" svg:height="8.2381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katasubramanian Sundaramoorthy</meta:initial-creator>
    <dc:creator>Venkatasubramanian Sundaramoorthy</dc:creator>
    <meta:creation-date>2019-11-09T12:37:00Z</meta:creation-date>
    <dc:date>2019-12-04T21:26:00Z</dc:date>
    <meta:template xlink:href="Normal" xlink:type="simple"/>
    <meta:editing-cycles>5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